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9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style:font-name="Segoe UI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" fo:font-size="20pt" style:font-size-asian="20pt" style:font-size-complex="20pt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396</text:span></text:p>
            <text:p text:style-name="P1"><text:span text:style-name="T2">“</text:span><text:span text:style-name="T2">Arise and Shine in Splend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5.321cm" svg:x="1.524cm" svg:y="0.762cm">
          <draw:text-box>
            <text:p text:style-name="P1"><text:span text:style-name="T3">1.</text:span><text:span text:style-name="T4"> Arise and shine in splendor;</text:span></text:p>
            <text:p text:style-name="P1"><text:span text:style-name="T4">Let night to day surrender.</text:span></text:p>
            <text:p text:style-name="P1"><text:span text:style-name="T4">Your light is drawing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892cm" svg:height="5.321cm" svg:x="1.524cm" svg:y="0.762cm">
          <draw:text-box>
            <text:p text:style-name="P1"><text:span text:style-name="T4">Above, the day is beaming,</text:span></text:p>
            <text:p text:style-name="P1"><text:span text:style-name="T4">In matchless beauty gleaming;</text:span></text:p>
            <text:p text:style-name="P1"><text:span text:style-name="T4">The glory of the Lord is 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6" draw:layer="layout" svg:width="24.892cm" svg:height="5.321cm" svg:x="1.524cm" svg:y="0.762cm">
          <draw:text-box>
            <text:p text:style-name="P1"><text:span text:style-name="T5">2.</text:span><text:span text:style-name="T6"> See earth in darkness lying,</text:span></text:p>
            <text:p text:style-name="P1"><text:span text:style-name="T6">The heathen nations dying</text:span></text:p>
            <text:p text:style-name="P1"><text:span text:style-name="T6">In hopeless gloom and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6" draw:layer="layout" svg:width="24.892cm" svg:height="5.321cm" svg:x="1.524cm" svg:y="0.762cm">
          <draw:text-box>
            <text:p text:style-name="P1"><text:span text:style-name="T6">To you the Lord of heaven-</text:span></text:p>
            <text:p text:style-name="P1"><text:span text:style-name="T6">Your life, your hope- has given</text:span></text:p>
            <text:p text:style-name="P1"><text:span text:style-name="T6">Great glory, honor, and de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6" draw:layer="layout" svg:width="24.892cm" svg:height="5.321cm" svg:x="1.524cm" svg:y="0.762cm">
          <draw:text-box>
            <text:p text:style-name="P1"><text:span text:style-name="T5">3.</text:span><text:span text:style-name="T6"> The world’s remotest races,</text:span></text:p>
            <text:p text:style-name="P1"><text:span text:style-name="T6">Upon whose weary faces</text:span></text:p>
            <text:p text:style-name="P1"><text:span text:style-name="T6">The sun looks from the sk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6" draw:layer="layout" svg:width="24.892cm" svg:height="5.321cm" svg:x="1.524cm" svg:y="0.762cm">
          <draw:text-box>
            <text:p text:style-name="P1"><text:span text:style-name="T6">Shall run with zeal untiring,</text:span></text:p>
            <text:p text:style-name="P1"><text:span text:style-name="T6">With joy Your light desiring</text:span></text:p>
            <text:p text:style-name="P1"><text:span text:style-name="T6">That breaks upon them from on h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6" draw:layer="layout" svg:width="24.892cm" svg:height="5.321cm" svg:x="1.524cm" svg:y="0.762cm">
          <draw:text-box>
            <text:p text:style-name="P1"><text:span text:style-name="T5">4.</text:span><text:span text:style-name="T6"> Lift up your eyes in wonder-</text:span></text:p>
            <text:p text:style-name="P1"><text:span text:style-name="T6">See, nations gather yonder</text:span></text:p>
            <text:p text:style-name="P1"><text:span text:style-name="T6">From sin to be set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6" draw:layer="layout" svg:width="24.892cm" svg:height="5.321cm" svg:x="1.524cm" svg:y="0.762cm">
          <draw:text-box>
            <text:p text:style-name="P1"><text:span text:style-name="T6">The world has heard Your story;</text:span></text:p>
            <text:p text:style-name="P1"><text:span text:style-name="T6">Her sons come to Your glory;</text:span></text:p>
            <text:p text:style-name="P1"><text:span text:style-name="T6">Her daughters haste Your light to s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2" draw:layer="layout" svg:width="24.892cm" svg:height="5.321cm" svg:x="1.524cm" svg:y="0.762cm">
          <draw:text-box>
            <text:p text:style-name="P1"><text:span text:style-name="T5">5.</text:span><text:span text:style-name="T6"> Your heart will leap for gladness</text:span></text:p>
            <text:p text:style-name="P1"><text:span text:style-name="T6">When from the realms of sadness</text:span></text:p>
            <text:p text:style-name="P1"><text:span text:style-name="T6">They come from near and f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4" draw:text-style-name="P7" draw:layer="layout" svg:width="24.892cm" svg:height="12.841cm" svg:x="1.524cm" svg:y="0.762cm">
          <draw:text-box>
            <text:p text:style-name="P1"><text:span text:style-name="T6">Your eyes will wake from slumber</text:span></text:p>
            <text:p text:style-name="P1"><text:span text:style-name="T6">As people without number</text:span></text:p>
            <text:p text:style-name="P1"><text:span text:style-name="T6">Rejoice to see the Morning Star.</text:span></text:p>
            <text:p text:style-name="P1"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8"><text:s text:c="5"/></text:span><text:span text:style-name="T8">1941 Concordia Publishing House. </text:span></text:p>
            <text:p><text:span text:style-name="T8"><text:s text:c="5"/></text:span><text:span text:style-name="T8">Used by permission: </text:span></text:p>
            <text:p><text:span text:style-name="T8"><text:s text:c="5"/></text:span><text:span text:style-name="T8">LSB Hymn License</text:span></text:p>
            <text:p><text:span text:style-name="T8"><text:s text:c="5"/></text:span><text:span text:style-name="T8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3:20:15.036000000</meta:creation-date>
    <dc:date>2019-01-16T23:33:02.117000000</dc:date>
    <meta:editing-duration>PT26M34S</meta:editing-duration>
    <meta:editing-cycles>5</meta:editing-cycles>
    <meta:generator>LibreOffice/6.1.3.2$Windows_X86_64 LibreOffice_project/86daf60bf00efa86ad547e59e09d6bb77c699acb</meta:generator>
    <meta:document-statistic meta:object-count="186"/>
  </office:meta>
</office:document-meta>
</file>